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644" officeooo:paragraph-rsid="0008f644"/>
    </style:style>
    <style:style style:name="P2" style:family="paragraph" style:parent-style-name="Standard">
      <style:text-properties officeooo:rsid="0008f644" officeooo:paragraph-rsid="000f63fc"/>
    </style:style>
    <style:style style:name="P3" style:family="paragraph" style:parent-style-name="Standard">
      <style:text-properties officeooo:rsid="0008f644" officeooo:paragraph-rsid="000f63fc"/>
    </style:style>
    <style:style style:name="P4" style:family="paragraph" style:parent-style-name="Standard">
      <style:text-properties officeooo:rsid="0010432c" officeooo:paragraph-rsid="00104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NA WALTER</text:p>
      <text:p text:style-name="P1">anna walter</text:p>
      <text:p text:style-name="P1"/>
      <text:p text:style-name="P1">Name: ANNA</text:p>
      <text:p text:style-name="P1">Kommentar: </text:p>
      <text:p text:style-name="P1"/>
      <text:p text:style-name="P1"/>
      <text:p text:style-name="P2">Das ist Zeile1 \n und das ist Zeile2</text:p>
      <text:p text:style-name="P2">WALTER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9:40:32.209606650</meta:creation-date>
    <dc:date>2025-04-10T20:56:13.609709159</dc:date>
    <meta:editing-duration>PT49M21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11" meta:character-count="157" meta:non-whitespace-character-count="153"/>
  </office:meta>
</office:document-meta>
</file>